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1-1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 THE SINNER (11:1-2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 THE SINNER (11:1-2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sin of adultery (11:1-5): Two factors lead to this tragic sin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sin of adultery (11:1-5): Two factors lead to this tragic sin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avid's laziness (11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avid's lust (11:2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 THE SINNER (11:1-27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sin of adultery (11:1-5): Two factors lead to this tragic sin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sin of deceit (11:6-13): David tries to cover up his sin of adultery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His sin of deceit (11:6-13): David tries to cover up his sin of adultery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unscrupulous plan (11:6-8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unsuccessful plan (11:9-13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 THE SINNER (11:1-27)<text:s text:c="1"/></text:span><text:span text:style-name="a497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His sin of adultery (11:1-5): Two factors lead to this tragic sin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sin of deceit (11:6-13): David tries to cover up his sin of adultery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sin of murder (11:14-27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-title-Title-Slide" presentation:presentation-page-layout-name="Master1-PPL1" draw:id="Slide-262">
        <draw:frame draw:id="id95" presentation:style-name="a517" draw:name="Title 1" svg:x="1.38in" svg:y="0.83in" svg:width="10.3in" svg:height="4.42in" presentation:class="title" presentation:placeholder="false">
          <draw:text-box>
            <text:p text:style-name="a516" text:class-names="" text:cond-style-name=""><text:span text:style-name="a514" text:class-names=""><text:s text:c="1"/>His sin of murder (11:14-27):<text:s text:c="1"/></text:span><text:span text:style-name="a515" text:class-names=""/></text:p>
          </draw:text-box>
          <svg:title/>
          <svg:desc/>
        </draw:frame>
        <draw:frame draw:id="id96" presentation:style-name="a522" draw:name="Subtitle 2" svg:x="1.38in" svg:y="5.25in" svg:width="10.3in" svg:height="1.85in" presentation:class="subtitle" presentation:placeholder="false">
          <draw:text-box>
            <text:p text:style-name="a519" text:class-names="" text:cond-style-name=""><text:span text:style-name="a518" text:class-names=""><text:s text:c="1"/>The details (11:14-21)<text:s text:c="1"/></text:span></text:p>
            <text:p text:style-name="a521" text:class-names="" text:cond-style-name=""><text:span text:style-name="a520" text:class-names=""/></text:p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details (11:14-21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treachery (11:14-15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tragedy (11:16-21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is sin of murder (11:14-27):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details (11:14-2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disapproval (11:22-27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AVID THE SINNER (11:1-27)<text:s text:c="1"/></text:span><text:span text:style-name="a555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is sin of adultery (11:1-5): Two factors lead to this tragic sin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sin of deceit (11:6-13): David tries to cover up his sin of adultery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is sin of murder (11:14-2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2 SAMUEL 11-12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DAVID THE SINNER (11:1-27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DAVID THE SORROWFUL (12:1-13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DAVID THE SORROWFUL (12:1-13)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confrontation (12:1-12):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confrontation (12:1-12):<text:s text:c="1"/></text:span><text:span text:style-name="a598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 illustration (12:1-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 indignation (12:5-6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identification (12:7-9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imprecation (12:10-12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DAVID THE SORROWFUL (12:1-13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confrontation (12:1-1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confession (12:13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2 SAMUEL 11-12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DAVID THE SINNER (11:1-27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DAVID THE SORROWFUL (12:1-13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DAVID THE SUBMISSIVE (12:14-25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-title-Title-Slide" presentation:presentation-page-layout-name="Master1-PPL1" draw:id="Slide-271">
        <draw:frame draw:id="id113" presentation:style-name="a654" draw:name="Title 1" svg:x="1.38in" svg:y="0.83in" svg:width="10.3in" svg:height="4.42in" presentation:class="title" presentation:placeholder="false">
          <draw:text-box>
            <text:p text:style-name="a653" text:class-names="" text:cond-style-name=""><text:span text:style-name="a651" text:class-names="">DAVID THE SUBMISSIVE (12:14-25)<text:s text:c="1"/></text:span><text:span text:style-name="a652" text:class-names=""/></text:p>
          </draw:text-box>
          <svg:title/>
          <svg:desc/>
        </draw:frame>
        <draw:frame draw:id="id114" presentation:style-name="a659" draw:name="Subtitle 2" svg:x="1.38in" svg:y="5.25in" svg:width="10.3in" svg:height="1.85in" presentation:class="subtitle" presentation:placeholder="false">
          <draw:text-box>
            <text:p text:style-name="a656" text:class-names="" text:cond-style-name=""><text:span text:style-name="a655" text:class-names=""><text:s text:c="1"/>The bitter event: the death of Bathsheba's first son (12:15-23)<text:s text:c="1"/></text:span></text:p>
            <text:p text:style-name="a658" text:class-names="" text:cond-style-name=""><text:span text:style-name="a657" text:class-names=""/></text:p>
          </draw:text-box>
          <svg:title/>
          <svg:desc/>
        </draw:frame>
      </draw:page>
      <draw:page draw:name="Slide17" draw:style-name="a660" draw:master-page-name="Master1-Layout12-tx-Title-and-Text" presentation:presentation-page-layout-name="Master1-PPL12" draw:id="Slide-272">
        <draw:frame draw:id="id115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<text:s text:c="1"/>The bitter event: the death of Bathsheba's first son (12:15-23)<text:s text:c="1"/></text:span><text:span text:style-name="a662" text:class-names=""/></text:p>
          </draw:text-box>
          <svg:title/>
          <svg:desc/>
        </draw:frame>
        <draw:frame draw:id="id116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David's travail (12:15-19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David's testimony (12:20-2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8" draw:style-name="a675" draw:master-page-name="Master1-Layout12-tx-Title-and-Text" presentation:presentation-page-layout-name="Master1-PPL12" draw:id="Slide-273">
        <draw:frame draw:id="id117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DAVID THE SUBMISSIVE (12:14-25)<text:s text:c="1"/></text:span><text:span text:style-name="a677" text:class-names=""/></text:p>
          </draw:text-box>
          <svg:title/>
          <svg:desc/>
        </draw:frame>
        <draw:frame draw:id="id118" presentation:style-name="a689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<text:s text:c="1"/>The bitter event: the death of Bathsheba's first son (12:15-2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blessed event: the birth of Bathsheba's foremost son (12:24-25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</draw:page>
      <draw:page draw:name="Slide19" draw:style-name="a690" draw:master-page-name="Master1-Layout12-tx-Title-and-Text" presentation:presentation-page-layout-name="Master1-PPL12" draw:id="Slide-274">
        <draw:frame draw:id="id119" presentation:style-name="a694" draw:name="Title 1" svg:x="1.38in" svg:y="0.4in" svg:width="10.6in" svg:height="1.44965in" presentation:class="title" presentation:placeholder="false">
          <draw:text-box>
            <text:p text:style-name="a693" text:class-names="" text:cond-style-name=""><text:span text:style-name="a691" text:class-names="">2 SAMUEL 11-12</text:span><text:span text:style-name="a692" text:class-names=""/></text:p>
          </draw:text-box>
          <svg:title/>
          <svg:desc/>
        </draw:frame>
        <draw:frame draw:id="id120" presentation:style-name="a710" draw:name="Text Placeholder 2" svg:x="1.38in" svg:y="2in" svg:width="9.4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DAVID THE SINNER (11:1-27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DAVID THE SORROWFUL (12:1-13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DAVID THE SUBMISSIVE (12:14-25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DAVID THE SOLDIER (12:26-3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1-12</dc:title>
    <meta:initial-creator>David STRICKLAND</meta:initial-creator>
    <dc:creator>David STRICKLAND</dc:creator>
    <meta:creation-date>2020-02-24T10:49:31Z</meta:creation-date>
    <dc:date>2020-02-24T10:49:32Z</dc:date>
    <meta:template xlink:href="BibleStudy" xlink:type="simple"/>
    <meta:editing-cycles>1</meta:editing-cycles>
    <meta:editing-duration>PT0S</meta:editing-duration>
    <meta:document-statistic meta:paragraph-count="59" meta:word-count="482"/>
  </office:meta>
</office:document-meta>
</file>